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7D000025CAA713DF59.svm"/>
  <manifest:file-entry manifest:media-type="" manifest:full-path="Pictures/2000000700005D060000438EACE074A4.svm"/>
  <manifest:file-entry manifest:media-type="" manifest:full-path="Pictures/20000007000052850000394E1D182CA7.svm"/>
  <manifest:file-entry manifest:media-type="" manifest:full-path="Pictures/20000007000066C700002129B6B2F6FD.svm"/>
  <manifest:file-entry manifest:media-type="" manifest:full-path="Pictures/20000007000060BE000015C064345C8C.svm"/>
  <manifest:file-entry manifest:media-type="" manifest:full-path="Pictures/200000070000521C0000457557729420.svm"/>
  <manifest:file-entry manifest:media-type="" manifest:full-path="Pictures/2000000700006211000023CE9FB15581.svm"/>
  <manifest:file-entry manifest:media-type="" manifest:full-path="Pictures/2000000700004A56000009983E4A7484.svm"/>
  <manifest:file-entry manifest:media-type="" manifest:full-path="Pictures/200000070000623B00001ACB9E7B2DFC.svm"/>
  <manifest:file-entry manifest:media-type="" manifest:full-path="Pictures/20000007000076D200002708384640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ing</text:h>
      <text:p text:style-name="Text_20_body">We did the majority of the tests on smoke testing, because it is easy and fast testing method and we dont have enought time to improve the testing, we tested the crucials functions of the program, and they worked well. </text:p>
      <text:p text:style-name="Text_20_body"/>
      <text:h text:style-name="Heading_20_2" text:outline-level="2">Test 1 </text:h>
      <text:p text:style-name="Text_20_body">Try to access by url to a private path as guest:</text:p>
      <text:p text:style-name="Text_20_body"><draw:frame draw:style-name="fr1" draw:name="gráficos1" text:anchor-type="paragraph" svg:x="0cm" svg:y="0.593cm" svg:width="17cm" svg:height="5.42cm" draw:z-index="0"><draw:image xlink:href="Pictures/200000070000767D000025CAA713DF59.svm" xlink:type="simple" xlink:show="embed" xlink:actuate="onLoad"/></draw:frame>As admin: It works<text:line-break/></text:p>
      <text:p text:style-name="Text_20_body">As guest: It redirects to login, so it works.</text:p>
      <text:p text:style-name="Text_20_body"><draw:frame draw:style-name="fr2" draw:name="gráficos2" text:anchor-type="paragraph" svg:width="17cm" svg:height="5.584cm" draw:z-index="1"><draw:image xlink:href="Pictures/20000007000076D200002708384640C2.svm" xlink:type="simple" xlink:show="embed" xlink:actuate="onLoad"/></draw:frame></text:p>
      <text:p text:style-name="Text_20_body"/>
      <text:h text:style-name="P1" text:outline-level="2">Test 2</text:h>
      <text:p text:style-name="Text_20_body">Register with bad credentials or ilogical parameters:</text:p>
      <text:p text:style-name="Text_20_body"><draw:frame draw:style-name="fr1" draw:name="gráficos4" text:anchor-type="paragraph" svg:x="0.483cm" svg:y="12.82cm" svg:width="17cm" svg:height="3.822cm" draw:z-index="3"><draw:image xlink:href="Pictures/20000007000060BE000015C064345C8C.svm" xlink:type="simple" xlink:show="embed" xlink:actuate="onLoad"/></draw:frame><draw:frame draw:style-name="fr2" draw:name="gráficos3" text:anchor-type="paragraph" svg:width="17cm" svg:height="11.806cm" draw:z-index="2"><draw:image xlink:href="Pictures/20000007000052850000394E1D182CA7.svm" xlink:type="simple" xlink:show="embed" xlink:actuate="onLoad"/></draw:frame>Algo the message of error:</text:p>
      <text:p text:style-name="Text_20_body"/>
      <text:p text:style-name="Text_20_body"><draw:frame draw:style-name="fr1" draw:name="gráficos5" text:anchor-type="paragraph" svg:x="0.393cm" svg:y="0.605cm" svg:width="17cm" svg:height="4.637cm" draw:z-index="4"><draw:image xlink:href="Pictures/200000070000623B00001ACB9E7B2DFC.svm" xlink:type="simple" xlink:show="embed" xlink:actuate="onLoad"/></draw:frame>Sending empty register form:<text:line-break/></text:p>
      <text:p text:style-name="Text_20_body">And if we add illogical parameters like ! Or )) ?? dont works.</text:p>
      <text:h text:style-name="Heading_20_2" text:outline-level="2"><text:soft-page-break/>Testing 3</text:h>
      <text:p text:style-name="Text_20_body"><draw:frame draw:style-name="fr1" draw:name="gráficos6" text:anchor-type="paragraph" svg:x="0cm" svg:y="0.923cm" svg:width="17cm" svg:height="5.484cm" draw:z-index="5"><draw:image xlink:href="Pictures/20000007000066C700002129B6B2F6FD.svm" xlink:type="simple" xlink:show="embed" xlink:actuate="onLoad"/></draw:frame>Loggin with fake user:<text:line-break/></text:p>
      <text:p text:style-name="Text_20_body"/>
      <text:h text:style-name="Heading_20_2" text:outline-level="2">Testing 4</text:h>
      <text:p text:style-name="Text_20_body">Trying to bid lower than current bid:</text:p>
      <text:p text:style-name="Text_20_body"><draw:frame draw:style-name="fr2" draw:name="gráficos7" text:anchor-type="paragraph" svg:width="17cm" svg:height="6.205cm" draw:z-index="6"><draw:image xlink:href="Pictures/2000000700006211000023CE9FB15581.svm" xlink:type="simple" xlink:show="embed" xlink:actuate="onLoad"/></draw:frame></text:p>
      <text:h text:style-name="Heading_20_2" text:outline-level="2"><text:soft-page-break/>Testing 5</text:h>
      <text:p text:style-name="Text_20_body">When user try to disable his profile with active auctions:</text:p>
      <text:p text:style-name="Text_20_body"><draw:frame draw:style-name="fr2" draw:name="gráficos8" text:anchor-type="paragraph" svg:width="17cm" svg:height="12.344cm" draw:z-index="7"><draw:image xlink:href="Pictures/2000000700005D060000438EACE074A4.svm" xlink:type="simple" xlink:show="embed" xlink:actuate="onLoad"/></draw:frame></text:p>
      <text:h text:style-name="Heading_20_2" text:outline-level="2"/>
      <text:h text:style-name="P1" text:outline-level="2">Testing 6</text:h>
      <text:p text:style-name="Text_20_body"><draw:frame draw:style-name="fr1" draw:name="gráficos9" text:anchor-type="paragraph" svg:x="0.076cm" svg:y="1.057cm" svg:width="17cm" svg:height="14.381cm" draw:z-index="8"><draw:image xlink:href="Pictures/200000070000521C0000457557729420.svm" xlink:type="simple" xlink:show="embed" xlink:actuate="onLoad"/></draw:frame>Trying to create empty auction, auction without image or auction with random characters:<text:line-break/></text:p>
      <text:p text:style-name="Text_20_body"><draw:frame draw:style-name="fr1" draw:name="gráficos10" text:anchor-type="paragraph" svg:x="-0.014cm" svg:y="14.753cm" svg:width="17cm" svg:height="2.193cm" draw:z-index="9"><draw:image xlink:href="Pictures/2000000700004A56000009983E4A748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23:15:29.39</meta:creation-date>
    <dc:date>2015-05-27T23:44:15.62</dc:date>
    <meta:editing-duration>PT28M45S</meta:editing-duration>
    <meta:editing-cycles>4</meta:editing-cycles>
    <meta:generator>OpenOffice/4.0.1$Win32 OpenOffice.org_project/401m5$Build-9714</meta:generator>
    <meta:document-statistic meta:table-count="0" meta:image-count="10" meta:object-count="0" meta:page-count="5" meta:paragraph-count="19" meta:word-count="140" meta:character-count="764"/>
  </office:meta>
</office:document-meta>
</file>